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Preformatted_20_Text">
      <style:paragraph-properties fo:margin-top="0cm" fo:margin-bottom="0.499cm" style:contextual-spacing="false"/>
      <style:text-properties officeooo:paragraph-rsid="00228206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T1" style:family="text">
      <style:text-properties officeooo:rsid="0020de48"/>
    </style:style>
    <style:style style:name="T2" style:family="text">
      <style:text-properties officeooo:rsid="0022820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">O</text:span>n Ubuntu, targeting an Android device, with React Native CLI (<text:span text:style-name="Source_20_Text">0.76.0</text:span>)</text:p>
      <text:p text:style-name="Horizontal_20_Line"/>
      <text:h text:style-name="Heading_20_2" text:outline-level="2">✅ Steps to Run React Native CLI App on Android Device</text:h>
      <text:h text:style-name="Heading_20_3" text:outline-level="3">1. <text:span text:style-name="Strong_20_Emphasis">Connect Your Android Device</text:span></text:h>
      <text:list xml:id="list63647301" text:style-name="L1">
        <text:list-item>
          <text:p text:style-name="P4">Plug in your phone via USB.</text:p>
        </text:list-item>
        <text:list-item>
          <text:p text:style-name="P4">Make sure <text:span text:style-name="Strong_20_Emphasis">USB Debugging</text:span> is enabled (you already confirmed this).</text:p>
        </text:list-item>
        <text:list-item>
          <text:p text:style-name="P4">You should see a prompt on your phone asking to "Allow USB Debugging" — tap <text:span text:style-name="Strong_20_Emphasis">Allow</text:span>.</text:p>
        </text:list-item>
      </text:list>
      <text:p text:style-name="Horizontal_20_Line"/>
      <text:h text:style-name="Heading_20_3" text:outline-level="3">2. <text:span text:style-name="Strong_20_Emphasis">Verify Device Connection</text:span></text:h>
      <text:p text:style-name="P2">Run this command:</text:p>
      <text:p text:style-name="P1"><text:span text:style-name="Source_20_Text">adb devices</text:span></text:p>
      <text:p text:style-name="P2">You should see something like:</text:p>
      <text:p text:style-name="Preformatted_20_Text"><text:span text:style-name="Source_20_Text">List of devices attached</text:span></text:p>
      <text:p text:style-name="Preformatted_20_Text"><text:span text:style-name="Source_20_Text">emulator-5554 <text:s text:c="2"/>device</text:span></text:p>
      <text:p text:style-name="P1"><text:span text:style-name="Source_20_Text">&lt;your-device-id&gt; <text:s text:c="3"/>device</text:span></text:p>
      <text:p text:style-name="Text_20_body">If your device shows as <text:span text:style-name="Source_20_Text">unauthorized</text:span>, check your phone for the prompt.</text:p>
      <text:p text:style-name="Text_20_body">If it doesn't show up:</text:p>
      <text:list xml:id="list1522873760" text:style-name="L2">
        <text:list-item>
          <text:p text:style-name="P5">Try reconnecting the USB cable.</text:p>
        </text:list-item>
        <text:list-item>
          <text:p text:style-name="P5">Make sure the correct USB mode is selected on your phone (e.g., <text:span text:style-name="Strong_20_Emphasis">File Transfer (MTP)</text:span>).</text:p>
        </text:list-item>
        <text:list-item>
          <text:p text:style-name="P5">Try <text:span text:style-name="Source_20_Text">adb kill-server &amp;&amp; adb start-server</text:span>.</text:p>
        </text:list-item>
      </text:list>
      <text:p text:style-name="Horizontal_20_Line"/>
      <text:h text:style-name="Heading_20_3" text:outline-level="3">3. <text:span text:style-name="Strong_20_Emphasis">Run the App on the Device</text:span></text:h>
      <text:p text:style-name="Text_20_body">Now run:</text:p>
      <text:p text:style-name="P1"><text:span text:style-name="Source_20_Text">npx react-native run-android</text:span></text:p>
      <text:p text:style-name="Text_20_body">By default, it installs the app on the first connected device. If you want to make sure it targets your phone (not an emulator), specify the device ID:</text:p>
      <text:p text:style-name="P1"><text:span text:style-name="Source_20_Text">npx react-native run-android --deviceId &lt;your-device-id&gt;</text:span></text:p>
      <text:p text:style-name="Text_20_body">(Get the device ID from <text:span text:style-name="Source_20_Text">adb devices</text:span> output.)</text:p>
      <text:p text:style-name="Horizontal_20_Line"/>
      <text:h text:style-name="Heading_20_3" text:outline-level="3"><text:soft-page-break/>4. <text:span text:style-name="Strong_20_Emphasis">Enable Metro Access (if app hangs on splash screen)</text:span></text:h>
      <text:p text:style-name="Text_20_body">Since the phone is on a different network interface than your host, Metro bundler may not connect properly. To fix:</text:p>
      <text:h text:style-name="Heading_20_4" text:outline-level="4">Option A: <text:span text:style-name="Strong_20_Emphasis">Connect both phone &amp; computer to same Wi-Fi</text:span></text:h>
      <text:p text:style-name="Text_20_body">Then start Metro manually:</text:p>
      <text:p text:style-name="P1"><text:span text:style-name="Source_20_Text">npx react-native start</text:span></text:p>
      <text:h text:style-name="Heading_20_4" text:outline-level="4">Option B: <text:span text:style-name="Strong_20_Emphasis">Use USB Reverse Port (Preferred on Linux)</text:span></text:h>
      <text:p text:style-name="Text_20_body">Run:</text:p>
      <text:p text:style-name="P3"><text:span text:style-name="Source_20_Text">adb reverse tcp:</text:span><text:span text:style-name="Source_20_Text"><text:span text:style-name="T2">3000</text:span></text:span><text:span text:style-name="Source_20_Text"> tcp:</text:span><text:span text:style-name="Source_20_Text"><text:span text:style-name="T2">3000</text:span></text:span></text:p>
      <text:p text:style-name="P1"><text:span text:style-name="Source_20_Text">adb reverse tcp:8081 tcp:8081</text:span></text:p>
      <text:p text:style-name="Text_20_body">This tells the phone to forward requests to Metro via USB — works great.</text:p>
      <text:p text:style-name="Horizontal_20_Line"/>
      <text:h text:style-name="Heading_20_3" text:outline-level="3">5. <text:span text:style-name="Strong_20_Emphasis">Reload or Debug the App</text:span></text:h>
      <text:p text:style-name="Text_20_body">If it opens but you see a blank screen:</text:p>
      <text:list xml:id="list3857235398" text:style-name="L3">
        <text:list-item>
          <text:p text:style-name="P6">Shake the phone or use <text:span text:style-name="Source_20_Text">adb shell input keyevent 82</text:span> to open the developer menu.</text:p>
        </text:list-item>
        <text:list-item>
          <text:p text:style-name="P6">Make sure JavaScript is enabled and it’s connecting to Metro.</text:p>
        </text:list-item>
      </text:list>
      <text:p text:style-name="Horizontal_20_Line"/>
      <text:h text:style-name="Heading_20_2" text:outline-level="2">🔁 Recap of Commands</text:h>
      <text:p text:style-name="Preformatted_20_Text"><text:span text:style-name="Source_20_Text">adb devices</text:span></text:p>
      <text:p text:style-name="Preformatted_20_Text"><text:span text:style-name="Source_20_Text">adb reverse tcp:8081 tcp:8081</text:span></text:p>
      <text:p text:style-name="Preformatted_20_Text"><text:span text:style-name="Source_20_Text">npx react-native start <text:s text:c="8"/># In one terminal</text:span></text:p>
      <text:p text:style-name="P1"><text:span text:style-name="Source_20_Text">npx react-native run-android <text:s text:c="2"/># In another</text:span></text:p>
      <text:p text:style-name="Horizontal_20_Line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6T21:47:18.949904403</meta:creation-date>
    <dc:date>2025-06-10T06:43:49.102869403</dc:date>
    <meta:editing-duration>PT3M5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43" meta:word-count="326" meta:character-count="1863" meta:non-whitespace-character-count="1572"/>
  </office:meta>
</office:document-meta>
</file>